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37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Textkörper" style:master-page-name="MPF0" style:family="paragraph">
      <style:paragraph-properties fo:break-before="page" style:page-number="1"/>
    </style:style>
    <style:style style:name="P2" style:parent-style-name="Überschrift1" style:family="paragraph">
      <style:paragraph-properties fo:break-before="page"/>
    </style:style>
    <style:style style:name="P3" style:parent-style-name="Überschrift1" style:family="paragraph">
      <style:paragraph-properties fo:break-before="page"/>
    </style:style>
    <style:style style:name="P4" style:parent-style-name="Überschrift1" style:family="paragraph">
      <style:paragraph-properties fo:break-before="page"/>
    </style:style>
    <style:style style:name="P5" style:parent-style-name="Überschrift1" style:master-page-name="MP1" style:family="paragraph">
      <style:paragraph-properties fo:break-before="page" style:page-number="1"/>
    </style:style>
  </office:automatic-styles>
  <office:body>
    <office:text text:use-soft-page-breaks="true">
      <text:p text:style-name="P1"/>
      <text:p text:style-name="Textkörper"/>
      <text:p text:style-name="Textkörper"/>
      <text:p text:style-name="Textkörper"/>
      <text:p text:style-name="Textkörper"/>
      <text:p text:style-name="Textkörper"/>
      <text:p text:style-name="Textkörper"/>
      <text:h text:style-name="Überschrift1" text:outline-level="1"/>
      <text:p text:style-name="Titel"/>
      <text:p text:style-name="Titel"><text:bookmark-start text:name="_Toc405370587"/><text:bookmark-start text:name="_Toc405370712"/><text:bookmark-start text:name="_Toc405393845"/>Aufforstung Mischwald<text:bookmark-end text:name="_Toc405370587"/><text:bookmark-end text:name="_Toc405370712"/><text:bookmark-end text:name="_Toc405393845"/></text:p>
      <text:p text:style-name="Titel"><text:bookmark-start text:name="_Toc405370713"/><text:bookmark-start text:name="_Toc405393846"/>IHK - Abschlussprüfung<text:bookmark-end text:name="_Toc405370713"/><text:bookmark-end text:name="_Toc405393846"/></text:p>
      <text:p text:style-name="Titel"><text:bookmark-start text:name="_Toc405370714"/><text:bookmark-start text:name="_Toc405393847"/>Mathematisch-technischer Softwareentwickler<text:bookmark-end text:name="_Toc405370714"/><text:bookmark-end text:name="_Toc405393847"/></text:p>
      <text:p text:style-name="Titel"><text:bookmark-start text:name="_Toc405370588"/><text:bookmark-start text:name="_Toc405370715"/><text:bookmark-start text:name="_Toc405393848"/>Anton Herzog<text:bookmark-end text:name="_Toc405370588"/><text:bookmark-end text:name="_Toc405370715"/><text:bookmark-end text:name="_Toc405393848"/></text:p>
      <text:h text:style-name="Überschrift1" text:outline-level="1"/>
      <text:h text:style-name="P2" text:outline-level="1"><text:bookmark-start text:name="_Toc405370589"/><text:soft-page-break/></text:h>
      <text:soft-page-break/>
      <text:h text:style-name="P3" text:outline-level="1">[Inhaltsverzeichniss]</text:h>
      <text:p text:style-name="P4"><text:bookmark-start text:name="_Toc405393849"/><text:bookmark-end text:name="_Toc405370589"/><text:soft-page-break/>1 Aufgabenanalyse<text:bookmark-end text:name="_Toc405393849"/></text:p>
      <text:p text:style-name="Standard"/>
      <text:h text:style-name="Überschrift1" text:outline-level="1"><text:bookmark-start text:name="_Toc405393850"/>2 Programmkonzeption<text:bookmark-end text:name="_Toc405393850"/></text:h>
      <text:p text:style-name="Textkörper"/>
      <text:h text:style-name="Überschrift1" text:outline-level="1"><text:bookmark-start text:name="_Toc405393851"/>3 Benutzerhandbuch<text:bookmark-end text:name="_Toc405393851"/></text:h>
      <text:p text:style-name="Textkörper"/>
      <text:h text:style-name="Überschrift1" text:outline-level="1"><text:bookmark-start text:name="_Toc405393852"/>4 Verifikation<text:bookmark-end text:name="_Toc405393852"/></text:h>
      <text:h text:style-name="Überschrift1" text:outline-level="1"><text:bookmark-start text:name="_Toc405393853"/>5 Zusammenfassung und Ausblick<text:bookmark-end text:name="_Toc405393853"/></text:h>
      <text:h text:style-name="Überschrift1" text:outline-level="1"><text:bookmark-start text:name="_Toc405393854"/>6 Quellen<text:bookmark-end text:name="_Toc405393854"/></text:h>
      <text:h text:style-name="Überschrift1" text:outline-level="1"><text:bookmark-start text:name="_Toc405393855"/>7 Verzeichnisse<text:bookmark-end text:name="_Toc405393855"/></text:h>
      <text:h text:style-name="Überschrift1" text:outline-level="1"><text:bookmark-start text:name="_Toc405393856"/>8 Anhang(Quellcode)<text:bookmark-end text:name="_Toc405393856"/></text:h>
      <text:h text:style-name="Überschrift1" text:outline-level="1"><text:bookmark-start text:name="_Toc405393857"/>9 Eigenhändigkeitserklärung<text:bookmark-end text:name="_Toc405393857"/></text:h>
      <text:p text:style-name="Textkörper"/>
      <text:h text:style-name="P5" text:outline-level="1"><text:bookmark-start text:name="_Toc405370598"/><text:bookmark-start text:name="_Toc405370725"/><text:bookmark-start text:name="_Toc405393858"/><text:soft-page-break/>[Abbildungen – beachten Sie, dass die Manuskriptüberschrift sowie die Seitenzahl auf dieser Seite nicht angezeigt werden]<text:bookmark-end text:name="_Toc405370598"/><text:bookmark-end text:name="_Toc405370725"/><text:bookmark-end text:name="_Toc405393858"/></text:h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de" fo:country="DE" style:language-asian="de" style:country-asian="DE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Textkörper" style:default-outline-level="1">
      <style:paragraph-properties fo:text-align="center" fo:line-height="200%"/>
      <style:text-properties style:font-name-complex="Times New Roman" fo:font-size="15pt" style:font-size-asian="15pt" style:text-underline-type="single" style:text-underline-style="solid" style:text-underline-width="auto" style:text-underline-mode="continuous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line-height="200%"/>
      <style:text-properties style:font-name="Times New Roman" style:font-name-complex="Times New Roman" fo:font-style="italic" style:font-style-asian="italic" fo:hyphenate="false"/>
    </style:style>
    <style:style style:name="Standard" style:display-name="Standard" style:family="paragraph">
      <style:text-properties style:font-name="Verdana" style:font-name-complex="Times" fo:font-size="12pt" style:font-size-asian="12pt" style:font-size-complex="12pt" style:language-complex="de" style:country-complex="DE" fo:hyphenate="false"/>
    </style:style>
    <style:style style:name="Absatz-Standardschriftart" style:display-name="Absatz-Standardschriftart" style:family="tex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style:style style:name="BesuchterHyperlink" style:display-name="BesuchterHyperlink" style:family="text" style:parent-style-name="Absatz-Standardschriftart">
      <style:text-properties fo:color="#800080" style:text-underline-type="single" style:text-underline-style="solid" style:text-underline-width="auto" style:text-underline-mode="continuous"/>
    </style:style>
    <style:style style:name="Textkörper" style:display-name="Textkörper" style:family="paragraph" style:parent-style-name="Standard">
      <style:paragraph-properties fo:line-height="200%" fo:text-indent="0.375in"/>
      <style:text-properties style:font-name="Times New Roman" style:font-name-complex="Times New Roman" fo:hyphenate="false"/>
    </style:style>
    <style:style style:name="Überschrift1Zchn" style:display-name="Überschrift 1 Zchn" style:family="text" style:parent-style-name="Absatz-Standardschriftart">
      <style:text-properties style:font-name="Verdana" fo:font-size="15pt" style:font-size-asian="15pt" style:font-size-complex="12pt" style:text-underline-type="single" style:text-underline-style="solid" style:text-underline-width="auto" style:text-underline-mode="continuous"/>
    </style:style>
    <style:style style:name="Kopfzeile" style:display-name="Kopf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style:font-name="Times New Roman" style:font-name-complex="Times New Roman" fo:hyphenate="false"/>
    </style:style>
    <style:style style:name="Fußzeile" style:display-name="Fußzeile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TextkörperZchn" style:display-name="Textkörper Zchn" style:family="text" style:parent-style-name="Absatz-Standardschriftart">
      <style:text-properties fo:font-size="12pt" style:font-size-asian="12pt" fo:language="de" fo:country="DE" style:language-asian="de" style:country-asian="DE" style:language-complex="de" style:country-complex="DE"/>
    </style:style>
    <style:style style:name="BlocktextZchn" style:display-name="Blocktext Zchn" style:family="text" style:parent-style-name="TextkörperZchn">
      <style:text-properties fo:font-size="12pt" style:font-size-asian="12pt" fo:language="de" fo:country="DE" style:language-asian="de" style:country-asian="DE" style:language-complex="de" style:country-complex="DE"/>
    </style:style>
    <style:style style:name="Blocktext" style:display-name="Blocktext" style:family="paragraph" style:parent-style-name="Textkörper">
      <style:paragraph-properties fo:text-indent="0in"/>
      <style:text-properties fo:hyphenate="false"/>
    </style:style>
    <style:style style:name="Numberedlist" style:display-name="Numbered list" style:family="paragraph" style:parent-style-name="Standard" style:list-style-name="LFO2">
      <style:paragraph-properties fo:line-height="200%"/>
      <style:text-properties style:font-name="Times New Roman" style:font-name-complex="Times New Roman" fo:hyphenate="false"/>
    </style:style>
    <style:style style:name="Quotation" style:display-name="Quotation" style:family="paragraph" style:parent-style-name="Textkörper">
      <style:paragraph-properties fo:margin-left="0.3798in" fo:text-indent="0in">
        <style:tab-stops/>
      </style:paragraph-properties>
      <style:text-properties fo:hyphenate="false"/>
    </style:style>
    <style:style style:name="Reference" style:display-name="Reference" style:family="paragraph" style:parent-style-name="Textkörper">
      <style:paragraph-properties fo:margin-left="0.3798in" fo:text-indent="-0.3798in">
        <style:tab-stops/>
      </style:paragraph-properties>
      <style:text-properties fo:hyphenate="false"/>
    </style:style>
    <style:style style:name="Seitenzahl" style:display-name="Seitenzahl" style:family="text" style:parent-style-name="Absatz-Standardschriftart"/>
    <style:style style:name="Inhaltsverzeichnisüberschrift" style:display-name="Inhaltsverzeichnisüberschrift" style:family="paragraph" style:parent-style-name="Überschrift1" style:next-style-name="Standard">
      <style:paragraph-properties fo:keep-with-next="always" fo:keep-together="always" fo:text-align="start" fo:margin-top="0.3333in" fo:line-height="115%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Verzeichnis1" style:display-name="Verzeichnis 1" style:family="paragraph" style:parent-style-name="Standard" style:next-style-name="Standard" style:auto-update="true">
      <style:text-properties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left="0.1666in">
        <style:tab-stops/>
      </style:paragraph-properties>
      <style:text-properties fo:hyphenate="false"/>
    </style:style>
    <style:style style:name="Titel" style:display-name="Titel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TitelZchn" style:display-name="Titel Zchn" style:family="text" style:parent-style-name="Absatz-Standardschriftar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 style:language-complex="de" style:country-complex="D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37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page-layout style:name="PL1">
      <style:page-layout-properties fo:page-width="8.2687in" fo:page-height="11.6937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Kopfzeile"><text:span text:style-name="Seitenzahl">Aufforstung Mischwald</text:span><text:span text:style-name="Seitenzahl">    <text:s/></text:span><text:span text:style-name="Seitenzahl"><text:page-number text:fixed="false">4</text:page-number></text:span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Kopfzeil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nton Herzog</meta:initial-creator>
    <dc:creator>Anton Herzog</dc:creator>
    <meta:creation-date>2014-12-03T10:40:00Z</meta:creation-date>
    <dc:date>2014-12-03T17:16:00Z</dc:date>
    <meta:print-date>2002-05-11T14:16:00Z</meta:print-date>
    <meta:template xlink:href="APA-Papierformat.dot" xlink:type="simple"/>
    <meta:editing-cycles>2</meta:editing-cycles>
    <meta:editing-duration>PT0S</meta:editing-duration>
    <meta:user-defined meta:name="_TemplateID">TC100763231031</meta:user-defined>
    <meta:document-statistic meta:page-count="5" meta:paragraph-count="1" meta:word-count="60" meta:character-count="442" meta:row-count="3" meta:non-whitespace-character-count="383"/>
  </office:meta>
</office:document-meta>
</file>